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3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58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>
            <text:p>Роли</text:p>
          </table:table-cell>
          <table:table-cell office:value-type="string">
            <text:p>Концепция проекта</text:p>
          </table:table-cell>
          <table:table-cell office:value-type="string">
            <text:p>Документ 2</text:p>
          </table:table-cell>
          <table:table-cell office:value-type="string">
            <text:p>Документ 3</text:p>
          </table:table-cell>
          <table:table-cell office:value-type="string">
            <text:p>Документ 4</text:p>
          </table:table-cell>
          <table:table-cell office:value-type="string">
            <text:p>Документ 5</text:p>
          </table:table-cell>
          <table:table-cell office:value-type="string">
            <text:p>Документ 6</text:p>
          </table:table-cell>
          <table:table-cell office:value-type="string">
            <text:p>Серверная часть</text:p>
          </table:table-cell>
          <table:table-cell office:value-type="string">
            <text:p>Мобильная часть</text:p>
          </table:table-cell>
          <table:table-cell office:value-type="string">
            <text:p>Часть для ПК</text:p>
          </table:table-cell>
          <table:table-cell office:value-type="string">
            <text:p>Web-сервис</text:p>
          </table:table-cell>
          <table:table-cell/>
          <table:table-cell office:value-type="string">
            <text:p>Все молодцы!</text:p>
          </table:table-cell>
          <table:table-cell office:value-type="string">
            <text:p>Хочет отл?</text:p>
          </table:table-cell>
        </table:table-row>
        <table:table-row table:style-name="ro2">
          <table:table-cell office:value-type="string">
            <text:p>Карчков Денис Александрович</text:p>
          </table:table-cell>
          <table:table-cell office:value-type="string">
            <text:p>Менеджер-управленец, разработчик мобильной компоненты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Сахаров Алексей</text:p>
          </table:table-cell>
          <table:table-cell office:value-type="string">
            <text:p>Менеджер-управленец, ответственный за синхронизацию версий, разработчик серверного сегмента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Дружин Игорь</text:p>
          </table:table-cell>
          <table:table-cell office:value-type="string">
            <text:p>Архитектор, разработчик клиентской составляющей для персональных компьютеров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Метелёв Евгений</text:p>
          </table:table-cell>
          <table:table-cell office:value-type="string">
            <text:p>Архитектор, разработчик веб-составляющей продукта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4.10.2016</text:date>, <text:time>12:48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Карчков</meta:initial-creator>
    <meta:creation-date>2016-10-14T12:28:00.09</meta:creation-date>
    <dc:date>2016-10-14T12:48:38.34</dc:date>
    <dc:creator>Денис Карчков</dc:creator>
    <meta:editing-duration>PT20M38S</meta:editing-duration>
    <meta:editing-cycles>2</meta:editing-cycles>
    <meta:generator>OpenOffice/4.1.3$Win32 OpenOffice.org_project/413m1$Build-9783</meta:generator>
    <meta:document-statistic meta:table-count="3" meta:cell-count="61" meta:object-count="0"/>
  </office:meta>
</office:document-meta>
</file>